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2.036cm" fo:min-width="7.897cm" fo:padding-top="0.125cm" fo:padding-bottom="0.125cm" fo:padding-left="0.25cm" fo:padding-right="0.25cm"/>
      <style:paragraph-properties style:writing-mode="lr-tb"/>
    </style:style>
    <style:style style:name="gr2" style:family="graphic" style:parent-style-name="Default_20_Drawing_20_Style_5f_1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1.401cm" fo:min-width="2.012cm" fo:padding-top="0.125cm" fo:padding-bottom="0.125cm" fo:padding-left="0.25cm" fo:padding-right="0.25cm"/>
      <style:paragraph-properties style:writing-mode="lr-tb"/>
    </style:style>
    <style:style style:name="gr4" style:family="graphic" style:parent-style-name="Default_20_Drawing_20_Style_5f_1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1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_ 5" draw:style-name="gr1" draw:text-style-name="P1" draw:layer="layout" svg:width="8.397cm" svg:height="2.286cm" svg:x="5.938cm" svg:y="2.243cm">
          <text:p text:style-name="P1"><text:span text:style-name="T1">Identity</text:span></text:p>
          <text:p text:style-name="P1"><text:span text:style-name="T1">Propagator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cm" svg:height="0.725cm" svg:x="1.16cm" svg:y="0.288cm">
          <draw:text-box>
            <text:p><text:span text:style-name="T1">Foo</text:span></text:p>
          </draw:text-box>
        </draw:frame>
        <draw:frame draw:style-name="gr2" draw:text-style-name="P2" draw:layer="layout" svg:width="1.241cm" svg:height="0.725cm" svg:x="17.86cm" svg:y="0.289cm">
          <draw:text-box>
            <text:p><text:span text:style-name="T1">Baz</text:span></text:p>
          </draw:text-box>
        </draw:frame>
        <draw:custom-shape draw:name="aaa_ 3" draw:style-name="gr3" draw:text-style-name="P3" xml:id="id1" draw:id="id1" draw:layer="layout" svg:width="2.512cm" svg:height="1.651cm" svg:x="0.54cm" svg:y="2.56cm">
          <text:p text:style-name="P3"><text:span text:style-name="T2">IdP + 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64cm" svg:height="0.725cm" svg:x="8.854cm" svg:y="1.291cm">
          <draw:text-box>
            <text:p><text:span text:style-name="T1">Subscriber</text:span></text:p>
          </draw:text-box>
        </draw:frame>
        <draw:frame draw:style-name="gr4" draw:text-style-name="P5" draw:layer="layout" svg:width="2.713cm" svg:height="1.199cm" svg:x="3.234cm" svg:y="2.089cm">
          <draw:text-box>
            <text:p text:style-name="P4"><text:span text:style-name="T1">Identity information</text:span></text:p>
          </draw:text-box>
        </draw:frame>
        <draw:frame draw:style-name="gr4" draw:text-style-name="P5" draw:layer="layout" svg:width="2.695cm" svg:height="1.199cm" svg:x="14.421cm" svg:y="2.059cm">
          <draw:text-box>
            <text:p text:style-name="P4"><text:span text:style-name="T1">Identity information</text:span></text:p>
          </draw:text-box>
        </draw:frame>
        <draw:frame draw:style-name="gr2" draw:text-style-name="P2" draw:layer="layout" svg:width="1.241cm" svg:height="0.725cm" svg:x="9.548cm" svg:y="0.29cm">
          <draw:text-box>
            <text:p><text:span text:style-name="T1">Bar</text:span></text:p>
          </draw:text-box>
        </draw:frame>
        <draw:custom-shape draw:name="aaa_ 6" draw:style-name="gr3" draw:text-style-name="P3" xml:id="id3" draw:id="id3" draw:layer="layout" svg:width="2.512cm" svg:height="1.651cm" svg:x="11.34cm" svg:y="2.56cm">
          <text:p text:style-name="P3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1" draw:style-name="gr3" draw:text-style-name="P3" xml:id="id2" draw:id="id2" draw:layer="layout" svg:width="2.512cm" svg:height="1.651cm" svg:x="6.44cm" svg:y="2.56cm">
          <text:p text:style-name="P3"><text:span text:style-name="T2">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2" draw:style-name="gr3" draw:text-style-name="P3" xml:id="id4" draw:id="id4" draw:layer="layout" svg:width="2.512cm" svg:height="1.651cm" svg:x="17.24cm" svg:y="2.56cm">
          <text:p text:style-name="P3"><text:span text:style-name="T2">R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3.052cm" svg:y1="3.385cm" svg:x2="6.44cm" svg:y2="3.385cm" draw:start-shape="id1" draw:start-glue-point="1" draw:end-shape="id2" draw:end-glue-point="3" svg:d="M3052 3385h3388" svg:viewBox="0 0 3389 1">
          <text:p/>
        </draw:connector>
        <draw:connector draw:style-name="gr6" draw:text-style-name="P6" draw:layer="layout" draw:type="line" svg:x1="13.852cm" svg:y1="3.385cm" svg:x2="17.24cm" svg:y2="3.385cm" draw:start-shape="id3" draw:start-glue-point="1" draw:end-shape="id4" draw:end-glue-point="3" svg:d="M13852 3385h3388" svg:viewBox="0 0 3389 1">
          <text:p/>
        </draw:connector>
      </draw:page>
      <draw:page draw:name="page2" draw:style-name="dp2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0.32cm" fo:page-height="4.8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5-08T18:43:54.487227433</meta:creation-date>
    <dc:date>2022-05-14T19:19:20.121788422</dc:date>
    <dc:creator>Igor Zboran</dc:creator>
    <meta:editing-duration>PT48M51S</meta:editing-duration>
    <meta:editing-cycles>21</meta:editing-cycles>
    <meta:generator>LibreOffice/7.3.3.2$Linux_X86_64 LibreOffice_project/4985bca6212b77bf8c7a86bceeb2084ec86f4b6b</meta:generator>
    <meta:document-statistic meta:object-count="13"/>
  </office:meta>
</office:document-meta>
</file>